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616000000F288CD16E36BF953B5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16000000F288CD16E36BF953B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0:55:30.469978000</meta:creation-date>
    <meta:editing-duration>P0D</meta:editing-duration>
    <meta:editing-cycles>1</meta:editing-cycles>
    <meta:generator>LibreOffice/5.2.1.2$MacOSX_X86_64 LibreOffice_project/31dd62db80d4e60af04904455ec9c9219178d620</meta:generator>
    <dc:title>Bright Blue</dc:title>
    <meta:document-statistic meta:object-count="26"/>
    <meta:template xlink:type="simple" xlink:actuate="onRequest" xlink:title="Bright Blue" xlink:href="../../../../Applications/LibreOffice%202.app/Contents/Resources/template/common/layout/BrightBlue.otp" meta:date="2017-03-07T20:55:30.242583000"/>
  </office:meta>
</office:document-meta>
</file>